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8178" officeooo:paragraph-rsid="001c8178"/>
    </style:style>
    <style:style style:name="P2" style:family="paragraph" style:parent-style-name="Standard">
      <style:text-properties officeooo:rsid="001c8178" officeooo:paragraph-rsid="001c8178"/>
    </style:style>
    <style:style style:name="P3" style:family="paragraph" style:parent-style-name="Standard" style:list-style-name="L1">
      <style:text-properties officeooo:rsid="001df8ac" officeooo:paragraph-rsid="001df8ac"/>
    </style:style>
    <style:style style:name="P4" style:family="paragraph" style:parent-style-name="Standard">
      <style:text-properties officeooo:rsid="001df8ac" officeooo:paragraph-rsid="001df8ac"/>
    </style:style>
    <style:style style:name="T1" style:family="text">
      <style:text-properties officeooo:rsid="001df8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 the <text:span text:style-name="T1">mapDefinition</text:span>.py Python program for the Breadth First Search algorithm</text:p>
      <text:p text:style-name="P2"/>
      <text:p text:style-name="P2"/>
      <text:p text:style-name="P4">Enter values for start x, start y – single value each</text:p>
      <text:p text:style-name="P4">Repeat for the goal values</text:p>
      <text:p text:style-name="P2"/>
      <text:p text:style-name="P4">Because there were no error proof in accounting for the boundaries, to be safe please follow the following methods.</text:p>
      <text:list xml:id="list2242677121" text:style-name="L1">
        <text:list-item>
          <text:p text:style-name="P1">Enter values between <text:span text:style-name="T1">5 – 595 for “x”</text:span> </text:p>
        </text:list-item>
        <text:list-item>
          <text:p text:style-name="P3">Enter values between 5 – 245 for “y”</text:p>
        </text:list-item>
      </text:list>
      <text:p text:style-name="P4"/>
      <text:p text:style-name="P4">Run the progra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4T17:19:55.500899390</meta:creation-date>
    <dc:date>2023-03-12T10:27:53.944479924</dc:date>
    <meta:editing-duration>PT5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64" meta:character-count="363" meta:non-whitespace-character-count="304"/>
  </office:meta>
</office:document-meta>
</file>